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10.442cm"/>
    </style:style>
    <style:style style:name="co3" style:family="table-column">
      <style:table-column-properties fo:break-before="auto" style:column-width="1.154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1.159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17" style:family="table-cell" style:parent-style-name="Default">
      <style:table-cell-properties fo:border-bottom="none" fo:border-left="0.06pt solid #000000" fo:border-right="none" fo:border-top="none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4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4">
      <style:table-cell-properties fo:wrap-option="no-wrap"/>
      <style:text-properties fo:color="#2a6099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 style:data-style-name="N4">
      <style:table-cell-properties fo:background-color="#f2f2b0"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no-wrap"/>
      <style:text-properties fo:color="#243ac9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4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4">
      <style:table-cell-properties fo:background-color="#f2f2b0"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2f2b0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fo:wrap-option="no-wrap"/>
    </style:style>
    <style:style style:name="ce67" style:family="table-cell" style:parent-style-name="Default" style:data-style-name="N1">
      <style:table-cell-properties fo:wrap-option="no-wrap"/>
    </style:style>
    <style:style style:name="ce17" style:family="table-cell" style:parent-style-name="Default" style:data-style-name="N1"/>
    <style:style style:name="ce66" style:family="table-cell" style:parent-style-name="Default" style:data-style-name="N1"/>
    <style:style style:name="ce142" style:family="table-cell" style:parent-style-name="Default" style:data-style-name="N1">
      <style:table-cell-properties fo:border-bottom="none" fo:border-left="0.06pt solid #000000" fo:border-right="none" fo:border-top="none"/>
      <style:text-properties fo:color="#c9211e"/>
    </style:style>
    <style:style style:name="ce141" style:family="table-cell" style:parent-style-name="Default" style:data-style-name="N1">
      <style:table-cell-properties fo:border-bottom="none" fo:wrap-option="no-wrap" fo:border-left="0.06pt solid #000000" fo:border-right="none" fo:border-top="none"/>
      <style:text-properties fo:color="#c9211e"/>
    </style:style>
    <style:style style:name="ce60" style:family="table-cell" style:parent-style-name="Default" style:data-style-name="N1">
      <style:table-cell-properties fo:background-color="#ffbf00" fo:wrap-option="no-wrap"/>
    </style:style>
    <style:style style:name="ce75" style:family="table-cell" style:parent-style-name="Default">
      <style:text-properties fo:color="#2a6099"/>
    </style:style>
    <style:style style:name="ce152" style:family="table-cell" style:parent-style-name="Default" style:data-style-name="N4">
      <style:table-cell-properties fo:wrap-option="no-wrap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6" style:family="table-cell" style:parent-style-name="Default" style:data-style-name="N4">
      <style:table-cell-properties fo:border-bottom="none" fo:wrap-option="no-wrap" fo:border-left="none" fo:border-right="0.06pt solid #000000" fo:border-top="none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2">
      <style:text-properties fo:color="#2a6099" fo:font-weight="bold" style:font-weight-asian="bold" style:font-weight-complex="bold"/>
    </style:style>
    <style:style style:name="ce159" style:family="table-cell" style:parent-style-name="Default" style:data-style-name="N114"/>
    <style:style style:name="ce73" style:family="table-cell" style:parent-style-name="Default" style:data-style-name="N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4" style:family="text">
      <style:text-properties fo:color="#243ac9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 Ti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6"/>
        <table:table-column table:style-name="co5" table:default-cell-style-name="ce66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style-name="ce75"/>
          <table:table-cell table:style-name="ce82"/>
          <table:table-cell table:style-name="ce159"/>
          <table:table-cell table:number-columns-repeated="2"/>
        </table:table-row>
        <table:table-row table:style-name="ro2">
          <table:table-cell office:value-type="string" calcext:value-type="string">
            <text:p>Ref</text:p>
          </table:table-cell>
          <table:table-cell table:style-name="ce92" office:value-type="string" calcext:value-type="string" table:number-columns-spanned="9" table:number-rows-spanned="1">
            <text:p>Tiny V2.5.0(teensy 4.0) </text:p>
          </table:table-cell>
          <table:covered-table-cell/>
          <table:covered-table-cell table:number-columns-repeated="2" table:style-name="Default"/>
          <table:covered-table-cell table:style-name="ce75"/>
          <table:covered-table-cell table:style-name="ce82"/>
          <table:covered-table-cell table:style-name="ce73"/>
          <table:covered-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table:style-name="ce188" office:value-type="string" calcext:value-type="string" table:number-columns-spanned="9" table:number-rows-spanned="1">
            <text:p>Chez Reichelt</text:p>
          </table:table-cell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table-cell/>
          <table:table-cell table:style-name="ce46" office:value-type="string" calcext:value-type="string">
            <text:p><text:a xlink:href="https://www.reichelt.de/de/fr/pile-bouton-au-lithium-3-v-125-mah-16-x-3-2-mm-cr-1632-p26546.html" xlink:type="simple">CR 1632</text:a> <text:span text:style-name="T1">Pile bouton au lithium, 3 V, 125 mAh, 16 x 3,2 mm</text:span></text:p>
          </table:table-cell>
          <table:table-cell table:style-name="ce4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93"/>
          <table:table-cell/>
          <table:table-cell office:value-type="string" calcext:value-type="string">
            <text:p><text:a xlink:href="https://www.reichelt.de/de/fr/pile-bouton-au-lithium-3-v-125-mah-16-x-3-2-mm-cr-1632-p26546.html" xlink:type="simple">https://www.reichelt.de/de/fr/pile-bouton-au-lithium-3-v-125-mah-16-x-3-2-mm-cr-1632-p26546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table:style-name="ce93" office:value-type="string" calcext:value-type="string">
            <text:p>LED SIDE3020 RT<text:span text:style-name="T1"> LED, CMS 3020, latérale, 112 mcd, rouge</text:span></text:p>
          </table:table-cell>
          <table:table-cell table:style-name="ce55" office:value-type="float" office:value="0.1" calcext:value-type="float">
            <text:p>0.1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6]*[.D6]" office:value-type="float" office:value="0.1" calcext:value-type="float">
            <text:p>0.10</text:p>
          </table:table-cell>
          <table:table-cell/>
          <table:table-cell office:value-type="string" calcext:value-type="string">
            <text:p><text:a xlink:href="https://www.reichelt.de/de/fr/led-cms-3020-lat-rale-112-mcd-rouge-led-side3020-rt-p156243.html" xlink:type="simple">https://www.reichelt.de/de/fr/led-cms-3020-lat-rale-112-mcd-rouge-led-side3020-rt-p156243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table:style-name="ce235" office:value-type="string" calcext:value-type="string">
            <text:p>LITT 0154005.DR support avec fusible 5A fast</text:p>
          </table:table-cell>
          <table:table-cell table:style-name="ce55" office:value-type="float" office:value="1.15" calcext:value-type="float">
            <text:p>1.1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93" table:formula="of:=[.C7]*[.D7]" office:value-type="float" office:value="1.15" calcext:value-type="float">
            <text:p>1.15</text:p>
          </table:table-cell>
          <table:table-cell table:style-name="ce152"/>
          <table:table-cell office:value-type="string" calcext:value-type="string">
            <text:p><text:a xlink:href="https://www.reichelt.de/de/fr/index.html?ACTION=446&amp;LA=446&amp;nbc=1&amp;q=litt%200154005.dr" xlink:type="simple">https://www.reichelt.de/de/fr/index.html?ACTION=446&amp;LA=446&amp;nbc=1&amp;q=litt%200154005.d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table:style-name="ce46" office:value-type="string" calcext:value-type="string">
            <text:p><text:span text:style-name="T2"><text:a xlink:href="https://www.reichelt.de/de/fr/fiche-int-gr-e-modulaire-6-6-noire-mebp-6-6s-p11370.html?&amp;nbc=1" xlink:type="simple">MEBP 6-6S</text:a></text:span><text:span text:style-name="T2"> </text:span><text:span text:style-name="T3">Fiche intégrée modulaire RJ12 6/6, noire</text:span></text:p>
          </table:table-cell>
          <table:table-cell table:style-name="ce47" office:value-type="float" office:value="0.35" calcext:value-type="float">
            <text:p>0.3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8]*[.D8]" office:value-type="float" office:value="0.35" calcext:value-type="float">
            <text:p>0.35</text:p>
          </table:table-cell>
          <table:table-cell/>
          <table:table-cell office:value-type="string" calcext:value-type="string">
            <text:p><text:a xlink:href="https://www.reichelt.de/de/fr/fiche-int-gr-e-modulaire-6-6-noire-mebp-6-6s-p11370.html?&amp;nbc=1" xlink:type="simple">https://www.reichelt.de/de/fr/fiche-int-gr-e-modulaire-6-6-noire-mebp-6-6s-p11370.html?&amp;nbc=1</text:a></text:p>
          </table:table-cell>
          <table:table-cell table:number-columns-repeated="2"/>
        </table:table-row>
        <table:table-row table:style-name="ro1">
          <table:table-cell/>
          <table:table-cell table:style-name="ce97" office:value-type="string" calcext:value-type="string">
            <text:p><text:span text:style-name="T4"><text:a xlink:href="https://www.reichelt.de/de/fr/barrette-m-le-2-54-mm-1-x-50-droite-mpe-087-1-050-p119891.html?&amp;nbc=1" xlink:type="simple">MPE 087-1-050</text:a></text:span><text:span text:style-name="T4"> </text:span><text:span text:style-name="T3">Barrette mâle 2,54 mm, 1× 50 – h12,6mm -6,8mm</text:span></text:p>
          </table:table-cell>
          <table:table-cell table:style-name="ce47" office:value-type="float" office:value="0.96" calcext:value-type="float">
            <text:p>0.9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" calcext:value-type="float">
            <text:p>0</text:p>
          </table:table-cell>
          <table:table-cell table:style-name="ce93" table:formula="of:=[.C9]*[.D9]" office:value-type="float" office:value="1.92" calcext:value-type="float">
            <text:p>1.92</text:p>
          </table:table-cell>
          <table:table-cell/>
          <table:table-cell office:value-type="string" calcext:value-type="string">
            <text:p><text:a xlink:href="https://www.reichelt.de/de/fr/barrette-m-le-2-54-mm-1-x-50-droite-mpe-087-1-050-p119891.html?&amp;nbc=1" xlink:type="simple">https://www.reichelt.de/de/fr/barrette-m-le-2-54-mm-1-x-50-droite-mpe-087-1-050-p119891.html?&amp;nbc=1</text:a></text:p>
          </table:table-cell>
          <table:table-cell table:number-columns-repeated="2"/>
        </table:table-row>
        <table:table-row table:style-name="ro1">
          <table:table-cell/>
          <table:table-cell table:style-name="ce46" office:value-type="string" calcext:value-type="string">
            <text:p><text:span text:style-name="T2"><text:a xlink:href="https://www.reichelt.de/de/fr/barrette-femelle-de-pr-cision-2-54-mm-1-x-50-droite-mpe-115-1-050-p187284.html?&amp;nbc=1" xlink:type="simple">MPE 115-1-050</text:a></text:span><text:span text:style-name="T2"> </text:span><text:span text:style-name="T3">Barrette femelle de précisionH7mmX 50, dr oit 1××</text:span></text:p>
          </table:table-cell>
          <table:table-cell table:style-name="ce47" office:value-type="float" office:value="4" calcext:value-type="float">
            <text:p>4.0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" calcext:value-type="float">
            <text:p>0</text:p>
          </table:table-cell>
          <table:table-cell table:style-name="ce93" table:formula="of:=[.C10]*[.D10]" office:value-type="float" office:value="8" calcext:value-type="float">
            <text:p>8.00</text:p>
          </table:table-cell>
          <table:table-cell/>
          <table:table-cell office:value-type="string" calcext:value-type="string">
            <text:p><text:a xlink:href="https://www.reichelt.de/de/fr/barrette-femelle-de-pr-cision-2-54-mm-1-x-50-droite-mpe-115-1-050-p187284.html?&amp;nbc=1" xlink:type="simple">https://www.reichelt.de/de/fr/barrette-femelle-de-pr-cision-2-54-mm-1-x-50-droite-mpe-115-1-050-p187284.html?&amp;nbc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C3</text:p>
          </table:table-cell>
          <table:table-cell table:style-name="ce46" office:value-type="string" calcext:value-type="string">
            <text:p><text:span text:style-name="T2"><text:a xlink:href="https://www.reichelt.de/de/fr/condensateurs-lectrolytiques-aluminium-180-uf-rad-fc-180-50-p84632.html?&amp;nbc=1" xlink:type="simple">RAD FC 180/50</text:a></text:span><text:span text:style-name="T2"> </text:span><text:span text:style-name="T3">Condo électroAl 180 uF/50V 147mohm Ø8,2x21,5</text:span></text:p>
          </table:table-cell>
          <table:table-cell table:style-name="ce55" office:value-type="float" office:value="0.56" calcext:value-type="float">
            <text:p>0.5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93" table:formula="of:=[.C11]*[.D11]" office:value-type="float" office:value="1.12" calcext:value-type="float">
            <text:p>1.12</text:p>
          </table:table-cell>
          <table:table-cell/>
          <table:table-cell office:value-type="string" calcext:value-type="string">
            <text:p><text:a xlink:href="https://www.reichelt.de/de/fr/condensateurs-lectrolytiques-aluminium-180-uf-rad-fc-180-50-p84632.html?&amp;nbc=1" xlink:type="simple">https://www.reichelt.de/de/fr/condensateurs-lectrolytiques-aluminium-180-uf-rad-fc-180-50-p84632.html?&amp;nbc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style-name="ce46" office:value-type="string" calcext:value-type="string">
            <text:p><text:span text:style-name="T2"><text:a xlink:href="https://www.reichelt.de/de/fr/elko-radial-100-f-50-v-105-c-low-esr-8-x-12-mm-rm-3-5-rad-lxz-50-100-p166421.html?&amp;nbc=1" xlink:type="simple">RAD LXZ 50/100</text:a></text:span><text:span text:style-name="T2"> </text:span><text:span text:style-name="T3">Elko radial, 100µF, 50V, 105°C, Low ESR 120-248mes mOhm, 8,1 x 12,7- 3,5</text:span></text:p>
          </table:table-cell>
          <table:table-cell table:style-name="ce55" office:value-type="float" office:value="0.22" calcext:value-type="float">
            <text:p>0.2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12]*[.D12]" office:value-type="float" office:value="0.22" calcext:value-type="float">
            <text:p>0.22</text:p>
          </table:table-cell>
          <table:table-cell/>
          <table:table-cell office:value-type="string" calcext:value-type="string">
            <text:p><text:a xlink:href="https://www.reichelt.de/de/fr/elko-radial-100-f-50-v-105-c-low-esr-8-x-12-mm-rm-3-5-rad-lxz-50-100-p166421.html?&amp;nbc=1" xlink:type="simple">https://www.reichelt.de/de/fr/elko-radial-100-f-50-v-105-c-low-esr-8-x-12-mm-rm-3-5-rad-lxz-50-100-p166421.html?&amp;nbc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table:style-name="ce47" office:value-type="string" calcext:value-type="string">
            <text:p>S3D TSC 200V 3A-100A SMC</text:p>
          </table:table-cell>
          <table:table-cell table:style-name="ce47" office:value-type="float" office:value="0.25" calcext:value-type="float">
            <text:p>0.2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13]*[.D13]" office:value-type="float" office:value="0.25" calcext:value-type="float">
            <text:p>0.25</text:p>
          </table:table-cell>
          <table:table-cell/>
          <table:table-cell office:value-type="string" calcext:value-type="string">
            <text:p><text:a xlink:href="https://www.reichelt.de/de/fr/diode-de-redressement-200-v-3-a-smc-s3d-tsc-p216610.html?&amp;trstct=pos_1&amp;nbc=1" xlink:type="simple">https://www.reichelt.de/de/fr/diode-de-redressement-200-v-3-a-smc-s3d-tsc-p216610.html?&amp;trstct=pos_1&amp;nbc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46" office:value-type="string" calcext:value-type="string">
            <text:p><text:span text:style-name="T2"><text:a xlink:href="https://www.reichelt.de/de/fr/r-seau-de-r-sistances-sil-4-7-ko-2--sil-6-5-4-7k-p17821.html?&amp;nbc=1" xlink:type="simple">SIL 6-5 4,7K</text:a></text:span><text:span text:style-name="T2"> </text:span><text:span text:style-name="T3">Réseau de résistances SIL 4.7 kO ± 2 %</text:span></text:p>
          </table:table-cell>
          <table:table-cell table:style-name="ce55" office:value-type="float" office:value="0.07" calcext:value-type="float">
            <text:p>0.07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14]*[.D14]" office:value-type="float" office:value="0.07" calcext:value-type="float">
            <text:p>0.07</text:p>
          </table:table-cell>
          <table:table-cell/>
          <table:table-cell office:value-type="string" calcext:value-type="string">
            <text:p>https://www.reichelt.de/de/fr/r-seau-de-r-sistances-sil-4-7-ko-2--sil-6-5-4-7k-p17821.html?&amp;nbc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46" office:value-type="string" calcext:value-type="string">
            <text:p><text:span text:style-name="T2"><text:a xlink:href="https://www.reichelt.de/de/fr/r-seau-de-r-sistances-sil-3-3-ko-2--sil-8-4-3-3k-p17925.html?&amp;nbc=1" xlink:type="simple">SIL 8-4 3,3K</text:a></text:span><text:span text:style-name="T2"> </text:span><text:span text:style-name="T3">Réseau de résistances SIL 3.3 kO ± 2 %</text:span></text:p>
          </table:table-cell>
          <table:table-cell table:style-name="ce55" office:value-type="float" office:value="0.1" calcext:value-type="float">
            <text:p>0.1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15]*[.D15]" office:value-type="float" office:value="0.1" calcext:value-type="float">
            <text:p>0.10</text:p>
          </table:table-cell>
          <table:table-cell/>
          <table:table-cell office:value-type="string" calcext:value-type="string">
            <text:p>https://www.reichelt.de/de/fr/r-seau-de-r-sistances-sil-3-3-ko-2--sil-8-4-3-3k-p17925.html?&amp;nbc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46" office:value-type="string" calcext:value-type="string">
            <text:p><text:span text:style-name="T2"><text:a xlink:href="https://www.reichelt.de/de/fr/r-seau-de-r-sistances-sil-5-6-ko-2--sil-8-4-5-6k-p17940.html?&amp;nbc=1" xlink:type="simple">SIL 8-4 5,6K</text:a></text:span><text:span text:style-name="T2"> </text:span><text:span text:style-name="T3">Réseau de résistances SIL 5.6 kO ± 2 %</text:span></text:p>
          </table:table-cell>
          <table:table-cell table:style-name="ce55" office:value-type="float" office:value="0.1" calcext:value-type="float">
            <text:p>0.1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16]*[.D16]" office:value-type="float" office:value="0.1" calcext:value-type="float">
            <text:p>0.10</text:p>
          </table:table-cell>
          <table:table-cell/>
          <table:table-cell office:value-type="string" calcext:value-type="string">
            <text:p>https://www.reichelt.de/de/fr/r-seau-de-r-sistances-sil-5-6-ko-2--sil-8-4-5-6k-p17940.html?&amp;nbc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1</text:p>
          </table:table-cell>
          <table:table-cell table:style-name="ce46" office:value-type="string" calcext:value-type="string">
            <text:p><text:span text:style-name="T2"><text:a xlink:href="https://www.reichelt.de/de/fr/teensy-4-0-usb-sans-en-t-te-teensy-4-0-p269006.html?&amp;nbc=1" xlink:type="simple">TEENSY 4.0</text:a></text:span><text:span text:style-name="T2"> </text:span><text:span text:style-name="T3">Teensy 4.0, USB, sans en-tête</text:span></text:p>
          </table:table-cell>
          <table:table-cell table:style-name="ce55" office:value-type="float" office:value="29.75" calcext:value-type="float">
            <text:p>29.7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17]*[.D17]" office:value-type="float" office:value="29.75" calcext:value-type="float">
            <text:p>29.75</text:p>
          </table:table-cell>
          <table:table-cell/>
          <table:table-cell office:value-type="string" calcext:value-type="string">
            <text:p>https://www.reichelt.de/de/fr/teensy-4-0-usb-sans-en-t-te-teensy-4-0-p269006.html?&amp;nbc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table:style-name="ce236" office:value-type="string" calcext:value-type="string">
            <text:p><text:span text:style-name="T2">Traco </text:span><text:span text:style-name="T2"><text:a xlink:href="https://www.reichelt.de/de/fr/convertisseur-c-c-c-c-2-a-5-v-c-c--tsr-2-2450-p193097.html?&amp;nbc=1" xlink:type="simple">TSR 2-2450</text:a></text:span><text:span text:style-name="T2"> </text:span><text:span text:style-name="T3">Convertisseur c.c./c.c., 2 A, 5 V c.c.</text:span></text:p>
          </table:table-cell>
          <table:table-cell table:style-name="ce55" office:value-type="float" office:value="13.13" calcext:value-type="float">
            <text:p>13.13</text:p>
          </table:table-cell>
          <table:table-cell table:style-name="ce67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93" table:formula="of:=[.C18]*[.D18]" office:value-type="float" office:value="13.13" calcext:value-type="float">
            <text:p>13.13</text:p>
          </table:table-cell>
          <table:table-cell/>
          <table:table-cell office:value-type="string" calcext:value-type="string">
            <text:p><text:a xlink:href="https://www.reichelt.de/de/fr/convertisseur-c-c-c-c-2-a-5-v-c-c--tsr-2-2450-p193097.html?&amp;nbc=1" xlink:type="simple">https://www.reichelt.de/de/fr/convertisseur-c-c-c-c-2-a-5-v-c-c--tsr-2-2450-p193097.html?&amp;nbc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table:style-name="ce46" office:value-type="string" calcext:value-type="string">
            <text:p><text:span text:style-name="T2"><text:a xlink:href="https://www.reichelt.de/de/fr/prise-femelle-pour-appareil-usb-type-b-4p-usb-bw-p22186.html?&amp;nbc=1" xlink:type="simple">USB BW</text:a></text:span><text:span text:style-name="T2"> </text:span><text:span text:style-name="T3">Prise femelle pour appareil USB type b 4P</text:span></text:p>
          </table:table-cell>
          <table:table-cell table:style-name="ce55" office:value-type="float" office:value="0.35" calcext:value-type="float">
            <text:p>0.3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19]*[.D19]" office:value-type="float" office:value="0.35" calcext:value-type="float">
            <text:p>0.35</text:p>
          </table:table-cell>
          <table:table-cell/>
          <table:table-cell office:value-type="string" calcext:value-type="string">
            <text:p><text:a xlink:href="https://www.reichelt.de/de/fr/prise-femelle-pour-appareil-usb-type-b-4p-usb-bw-p22186.html?&amp;nbc=1" xlink:type="simple">https://www.reichelt.de/de/fr/prise-femelle-pour-appareil-usb-type-b-4p-usb-bw-p22186.html?&amp;nbc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47" office:value-type="string" calcext:value-type="string">
            <text:p><text:span text:style-name="T5"><text:a xlink:href="https://www.reichelt.de/de/fr/r-sistance-melf-0207-280-ohms-1-w-1--vit-zc207-280r-p277857.html" xlink:type="simple">VIT ZC207 280R</text:a></text:span> - MELF Resistor, 0207, 280 Ohm, 1 W, 1%</text:p>
          </table:table-cell>
          <table:table-cell table:style-name="ce47" office:value-type="float" office:value="0.13" calcext:value-type="float">
            <text:p>0.1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93" table:formula="of:=[.C20]*[.D20]" office:value-type="float" office:value="0.13" calcext:value-type="float">
            <text:p>0.13</text:p>
          </table:table-cell>
          <table:table-cell/>
          <table:table-cell office:value-type="string" calcext:value-type="string">
            <text:p><text:a xlink:href="https://www.reichelt.de/de/fr/r-sistance-melf-0207-280-ohms-1-w-1--vit-zc207-280r-p277857.html" xlink:type="simple">https://www.reichelt.de/de/fr/r-sistance-melf-0207-280-ohms-1-w-1--vit-zc207-280r-p277857.html</text:a></text:p>
          </table:table-cell>
          <table:table-cell table:number-columns-repeated="2"/>
        </table:table-row>
        <table:table-row table:style-name="ro1">
          <table:table-cell/>
          <table:table-cell table:style-name="ce46" office:value-type="string" calcext:value-type="string">
            <text:p><text:span text:style-name="T2"><text:a xlink:href="https://www.reichelt.de/de/fr/interrupteurs-bascule-1p-6-a-ac1-250-vac-wippe-1901-1103-p108251.html?&amp;nbc=1" xlink:type="simple">WIPPE 1901.1103</text:a></text:span><text:span text:style-name="T2"> </text:span><text:span text:style-name="T3">Interrupteurs étroit à bascule 1P 6 A AC1 250 VAC</text:span></text:p>
          </table:table-cell>
          <table:table-cell table:style-name="ce47" office:value-type="float" office:value="1.66" calcext:value-type="float">
            <text:p>1.6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93" table:formula="of:=[.C21]*[.D21]" office:value-type="float" office:value="1.66" calcext:value-type="float">
            <text:p>1.66</text:p>
          </table:table-cell>
          <table:table-cell/>
          <table:table-cell office:value-type="string" calcext:value-type="string">
            <text:p><text:a xlink:href="https://www.reichelt.de/de/fr/prise-femelle-pour-appareil-usb-type-b-4p-usb-bw-p22186.html?&amp;nbc=1" xlink:type="simple">https://www.reichelt.de/de/fr/prise-femelle-pour-appareil-usb-type-b-4p-usb-bw-p22186.html?&amp;nbc=1</text:a></text:p>
          </table:table-cell>
          <table:table-cell table:number-columns-repeated="2"/>
        </table:table-row>
        <table:table-row table:style-name="ro1">
          <table:table-cell/>
          <table:table-cell table:style-name="ce46"/>
          <table:table-cell table:style-name="ce47"/>
          <table:table-cell table:style-name="ce67" table:number-columns-repeated="2"/>
          <table:table-cell table:style-name="ce93"/>
          <table:table-cell table:number-columns-repeated="4"/>
        </table:table-row>
        <table:table-row table:style-name="ro3">
          <table:table-cell/>
          <table:table-cell table:style-name="ce188" office:value-type="string" calcext:value-type="string" table:number-columns-spanned="9" table:number-rows-spanned="1">
            <text:p>Chez Aliexpress</text:p>
          </table:table-cell>
          <table:covered-table-cell/>
          <table:covered-table-cell table:number-columns-repeated="2" table:style-name="ce17"/>
          <table:covered-table-cell table:style-name="ce47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boitier alu Tiny 75*62*35 /4</text:p>
          </table:table-cell>
          <table:table-cell table:formula="of:=(17.76+8.8)/4" office:value-type="float" office:value="6.64" calcext:value-type="float">
            <text:p>6.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52" table:formula="of:=[.C24]*[.D24]" office:value-type="float" office:value="6.64" calcext:value-type="float">
            <text:p>6.64</text:p>
          </table:table-cell>
          <table:table-cell/>
          <table:table-cell office:value-type="string" calcext:value-type="string">
            <text:p>/item/18677109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le M8-6pin M to M <text:s/>2m</text:p>
          </table:table-cell>
          <table:table-cell office:value-type="float" office:value="21.1" calcext:value-type="float">
            <text:p>21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2" table:formula="of:=[.C25]*[.D25]" office:value-type="float" office:value="21.1" calcext:value-type="float">
            <text:p>21.10</text:p>
          </table:table-cell>
          <table:table-cell/>
          <table:table-cell office:value-type="string" calcext:value-type="string">
            <text:p><text:a xlink:href="https://fr.aliexpress.com/item/1005005256945807.html" xlink:type="simple">https://fr.aliexpress.com/item/1005005256945807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, J9</text:p>
          </table:table-cell>
          <table:table-cell office:value-type="string" calcext:value-type="string">
            <text:p>M8-5pin pcb mount -Angled Female, 5Pin B Type</text:p>
          </table:table-cell>
          <table:table-cell table:formula="of:=(5.13*2+6.25)/2" office:value-type="float" office:value="8.255" calcext:value-type="float">
            <text:p>8.25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2" table:formula="of:=[.C26]*[.D26]" office:value-type="float" office:value="16.51" calcext:value-type="float">
            <text:p>16.51</text:p>
          </table:table-cell>
          <table:table-cell/>
          <table:table-cell office:value-type="string" calcext:value-type="string">
            <text:p>item/10050033119231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8-6pin pcb mount -Angled Female, 6Pin</text:p>
          </table:table-cell>
          <table:table-cell office:value-type="float" office:value="12.61" calcext:value-type="float">
            <text:p>12.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2" table:formula="of:=[.C27]*[.D27]" office:value-type="float" office:value="12.61" calcext:value-type="float">
            <text:p>12.61</text:p>
          </table:table-cell>
          <table:table-cell/>
          <table:table-cell office:value-type="string" calcext:value-type="string">
            <text:p>item/1005003311923102.ht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go 11,5mm 5 pin pour liaison encodeur</text:p>
          </table:table-cell>
          <table:table-cell table:formula="of:=(1.72+1.59)/2" office:value-type="float" office:value="1.655" calcext:value-type="float">
            <text:p>1.6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2" table:formula="of:=[.C28]*[.D28]" office:value-type="float" office:value="1.655" calcext:value-type="float">
            <text:p>1.66</text:p>
          </table:table-cell>
          <table:table-cell/>
          <table:table-cell office:value-type="string" calcext:value-type="string">
            <text:p><text:a xlink:href="https://fr.aliexpress.com/item/1005005380466642.html" xlink:type="simple">https://fr.aliexpress.com/item/1005005380466642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table:style-name="ce49" office:value-type="string" calcext:value-type="string">
            <text:p>Prise c.c. - Panel mount - DC-022B, 10PCS, 5.5X2.5MM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2" table:formula="of:=[.C29]*[.D29]" office:value-type="float" office:value="1.13" calcext:value-type="float">
            <text:p>1.13</text:p>
          </table:table-cell>
          <table:table-cell table:style-name="ce152"/>
          <table:table-cell office:value-type="string" calcext:value-type="string">
            <text:p><text:a xlink:href="https://fr.aliexpress.com/item/1005004637388048.html" xlink:type="simple">https://fr.aliexpress.com/item/1005004637388048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table:style-name="ce47" office:value-type="string" calcext:value-type="string">
            <text:p>RJ45 8P8C /5</text:p>
          </table:table-cell>
          <table:table-cell table:style-name="ce47" table:formula="of:=(1.11+1.69)/5" office:value-type="float" office:value="0.56" calcext:value-type="float">
            <text:p>0.5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152" table:formula="of:=[.C30]*[.D30]" office:value-type="float" office:value="0.56" calcext:value-type="float">
            <text:p>0.56</text:p>
          </table:table-cell>
          <table:table-cell/>
          <table:table-cell office:value-type="string" calcext:value-type="string">
            <text:p>Item/100500471815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upport de pile bouton, 10 pièces, CR1632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2" table:formula="of:=[.C31]*[.D31]" office:value-type="float" office:value="3.07" calcext:value-type="float">
            <text:p>3.07</text:p>
          </table:table-cell>
          <table:table-cell/>
          <table:table-cell office:value-type="string" calcext:value-type="string">
            <text:p><text:a xlink:href="https://fr.aliexpress.com/item/4000505055015.html" xlink:type="simple">https://fr.aliexpress.com/item/4000505055015.html</text:a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2"/>
          <table:table-cell table:number-columns-repeated="4"/>
        </table:table-row>
        <table:table-row table:style-name="ro1">
          <table:table-cell office:value-type="string" calcext:value-type="string">
            <text:p>MOD_DEC, MOD_RA</text:p>
          </table:table-cell>
          <table:table-cell office:value-type="string" calcext:value-type="string">
            <text:p>TMC2130 </text:p>
          </table:table-cell>
          <table:table-cell table:formula="of:=(4.66*3+3.63)/3" office:value-type="float" office:value="5.87" calcext:value-type="float">
            <text:p>5.8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hoix</text:p>
          </table:table-cell>
          <table:table-cell table:style-name="ce152" table:formula="of:=[.C33]*[.D33]" office:value-type="float" office:value="11.74" calcext:value-type="float">
            <text:p>11.74</text:p>
          </table:table-cell>
          <table:table-cell/>
          <table:table-cell office:value-type="string" calcext:value-type="string">
            <text:p><text:a xlink:href="https://fr.aliexpress.com/item/1005001540781583.html" xlink:type="simple">https://fr.aliexpress.com/item/1005001540781583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5160 SPI 4 mosfet proche de la version reilchelt OK</text:p>
          </table:table-cell>
          <table:table-cell table:formula="of:=22.75/2" office:value-type="float" office:value="11.375" calcext:value-type="float">
            <text:p>11.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ix</text:p>
          </table:table-cell>
          <table:table-cell table:style-name="ce152" table:formula="of:=[.C34]*[.D34]" office:value-type="float" office:value="22.75" calcext:value-type="float">
            <text:p>22.75</text:p>
          </table:table-cell>
          <table:table-cell/>
          <table:table-cell office:value-type="string" calcext:value-type="string">
            <text:p><text:a xlink:href="https://fr.aliexpress.com/item/1005004609091020.html" xlink:type="simple">https://fr.aliexpress.com/item/1005004609091020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5160 SPI 8 mosfet</text:p>
          </table:table-cell>
          <table:table-cell office:value-type="float" office:value="15.18" calcext:value-type="float">
            <text:p>15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ix</text:p>
          </table:table-cell>
          <table:table-cell table:style-name="ce152" table:formula="of:=[.C35]*[.D35]" office:value-type="float" office:value="30.36" calcext:value-type="float">
            <text:p>30.36</text:p>
          </table:table-cell>
          <table:table-cell/>
          <table:table-cell office:value-type="string" calcext:value-type="string">
            <text:p><text:a xlink:href="https://fr.aliexpress.com/item/1005005219358395.html" xlink:type="simple">https://fr.aliexpress.com/item/1005005219358395.html</text:a>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40" office:value-type="string" calcext:value-type="string">
            <text:p>Alternative source</text:p>
          </table:table-cell>
          <table:table-cell/>
          <table:table-cell table:style-name="Default" table:number-columns-repeated="2"/>
          <table:table-cell table:style-name="ce66"/>
          <table:table-cell table:number-columns-repeated="4"/>
        </table:table-row>
        <table:table-row table:style-name="ro1">
          <table:table-cell table:style-name="ce117" office:value-type="string" calcext:value-type="string">
            <text:p>U1</text:p>
          </table:table-cell>
          <table:table-cell table:style-name="ce235" office:value-type="string" calcext:value-type="string">
            <text:p>Fusible 1808-4A /10</text:p>
          </table:table-cell>
          <table:table-cell table:style-name="ce55" office:value-type="float" office:value="0.115" calcext:value-type="float">
            <text:p>0.12</text:p>
          </table:table-cell>
          <table:table-cell table:style-name="ce142" office:value-type="float" office:value="2" calcext:value-type="float">
            <text:p>2</text:p>
          </table:table-cell>
          <table:table-cell table:style-name="Default"/>
          <table:table-cell table:style-name="ce166" table:formula="of:=IF(([.$C39]*[.D39])=0;&quot;&quot;;[.$C39]*[.D39])" office:value-type="float" office:value="0.23" calcext:value-type="float">
            <text:p>0.23</text:p>
          </table:table-cell>
          <table:table-cell/>
          <table:table-cell office:value-type="string" calcext:value-type="string">
            <text:p>https://fr.aliexpress.com/item/33048094198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>
            <text:p>U1</text:p>
          </table:table-cell>
          <table:table-cell table:style-name="ce235" office:value-type="string" calcext:value-type="string">
            <text:p>Support Fusible 1808 /10</text:p>
          </table:table-cell>
          <table:table-cell table:style-name="ce55" office:value-type="float" office:value="0.15" calcext:value-type="float">
            <text:p>0.15</text:p>
          </table:table-cell>
          <table:table-cell table:style-name="ce142" office:value-type="float" office:value="1" calcext:value-type="float">
            <text:p>1</text:p>
          </table:table-cell>
          <table:table-cell table:style-name="Default"/>
          <table:table-cell table:style-name="ce166" table:formula="of:=IF(([.$C40]*[.D40])=0;&quot;&quot;;[.$C40]*[.D40])" office:value-type="float" office:value="0.15" calcext:value-type="float">
            <text:p>0.15</text:p>
          </table:table-cell>
          <table:table-cell/>
          <table:table-cell office:value-type="string" calcext:value-type="string">
            <text:p><text:a xlink:href="https://fr.aliexpress.com/item" xlink:type="simple">https://fr.aliexpress.com/item</text:a>/33048094198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>
            <text:p>U2</text:p>
          </table:table-cell>
          <table:table-cell table:style-name="ce235" office:value-type="string" calcext:value-type="string">
            <text:p>Traco TSR 1-2450 par5</text:p>
          </table:table-cell>
          <table:table-cell table:formula="of:=11.94/5" office:value-type="float" office:value="2.388" calcext:value-type="float">
            <text:p>2.388</text:p>
          </table:table-cell>
          <table:table-cell table:style-name="ce141" office:value-type="float" office:value="1" calcext:value-type="float">
            <text:p>1</text:p>
          </table:table-cell>
          <table:table-cell table:style-name="Default"/>
          <table:table-cell table:style-name="ce166" table:formula="of:=IF(([.$C41]*[.D41])=0;&quot;&quot;;[.$C41]*[.D41])" office:value-type="float" office:value="2.388" calcext:value-type="float">
            <text:p>2.39</text:p>
          </table:table-cell>
          <table:table-cell/>
          <table:table-cell office:value-type="string" calcext:value-type="string">
            <text:p><text:a xlink:href="https://fr.aliexpress.com/item/1005004376426371.html" xlink:type="simple">https://fr.aliexpress.com/item/1005004376426371.html</text:a></text:p>
          </table:table-cell>
          <table:table-cell table:number-columns-repeated="2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BOM Tiny'.A24:'BOM Tiny'.AMJ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percentage-style style:name="N114">
      <number:number number:decimal-places="3" loext:min-decimal-places="3" number:min-integer-digits="1"/>
      <number:text>%</number:text>
    </number:percentage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20:32:46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5-29T22:48:45.908000000</meta:creation-date>
    <dc:date>2024-01-27T20:33:19.325000000</dc:date>
    <meta:editing-duration>P3DT11H40M58S</meta:editing-duration>
    <meta:editing-cycles>50</meta:editing-cycles>
    <meta:generator>LibreOffice/6.4.3.2$Windows_X86_64 LibreOffice_project/747b5d0ebf89f41c860ec2a39efd7cb15b54f2d8</meta:generator>
    <meta:document-statistic meta:table-count="1" meta:cell-count="199" meta:object-count="0"/>
  </office:meta>
</office:document-meta>
</file>